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a9f" officeooo:paragraph-rsid="00198a9f"/>
    </style:style>
    <style:style style:name="P2" style:family="paragraph" style:parent-style-name="Standard">
      <style:paragraph-properties fo:text-align="center" style:justify-single-word="false"/>
      <style:text-properties officeooo:rsid="00198a9f" officeooo:paragraph-rsid="00198a9f"/>
    </style:style>
    <style:style style:name="P3" style:family="paragraph" style:parent-style-name="Standard">
      <style:text-properties fo:font-size="14pt" officeooo:rsid="00198a9f" officeooo:paragraph-rsid="00198a9f" style:font-size-asian="14pt" style:font-size-complex="14pt"/>
    </style:style>
    <style:style style:name="P4" style:family="paragraph" style:parent-style-name="Standard">
      <style:text-properties fo:font-size="14pt" fo:font-weight="bold" officeooo:rsid="00198a9f" officeooo:paragraph-rsid="00198a9f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465a4" loext:opacity="100%" style:font-name="Droid Sans Mono" fo:font-size="10.5pt" fo:font-weight="bold" officeooo:rsid="00198a9f" officeooo:paragraph-rsid="00198a9f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fo:color="#3465a4" loext:opacity="100%" style:font-name="Droid Sans Mono" fo:font-size="10.5pt" fo:font-weight="bold" fo:background-color="transparent" style:font-weight-asian="bold" style:font-weight-complex="bold"/>
    </style:style>
    <style:style style:name="P7" style:family="paragraph" style:parent-style-name="Standard">
      <style:text-properties fo:font-size="14pt" fo:font-weight="bold" officeooo:rsid="001b73e1" officeooo:paragraph-rsid="001b73e1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8fd9" officeooo:paragraph-rsid="001b8fd9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1b8fd9" officeooo:paragraph-rsid="001b8fd9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d2072" officeooo:paragraph-rsid="001d2072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color="#3465a4" loext:opacity="100%" fo:font-size="14pt" fo:font-weight="normal" officeooo:rsid="001b8fd9" officeooo:paragraph-rsid="001b8fd9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use-window-font-color="true" loext:opacity="0%" fo:font-size="14pt" fo:font-weight="normal" officeooo:rsid="001b8fd9" officeooo:paragraph-rsid="001b8fd9" fo:background-color="transparent" style:font-size-asian="14pt" style:font-weight-asian="normal" style:font-size-complex="14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729fcf" loext:opacity="100%" fo:font-weight="bold" style:font-weight-asian="bold" style:font-weight-complex="bold"/>
    </style:style>
    <style:style style:name="T3" style:family="text">
      <style:text-properties fo:color="#729fcf" loext:opacity="100%" fo:font-weight="bold" officeooo:rsid="001b13f5" style:font-weight-asian="bold" style:font-weight-complex="bold"/>
    </style:style>
    <style:style style:name="T4" style:family="text">
      <style:text-properties officeooo:rsid="001b13f5"/>
    </style:style>
    <style:style style:name="T5" style:family="text">
      <style:text-properties fo:color="#3465a4" loext:opacity="100%"/>
    </style:style>
    <style:style style:name="T6" style:family="text">
      <style:text-properties fo:color="#7b3d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TML</text:span> </text:p>
      <text:p text:style-name="P1"/>
      <text:p text:style-name="P3">Separação de blocos de forma semântica </text:p>
      <text:p text:style-name="P3"/>
      <text:p text:style-name="P3">Subistitui as <text:span text:style-name="T2">&lt;div&gt;&lt;/div&gt;</text:span>, porém elas ainda são utilizadas, só não são semânticas.</text:p>
      <text:p text:style-name="P3"><text:span text:style-name="T2">&lt;header&gt; &lt;/header&gt;</text:span> = cabeçalho</text:p>
      <text:p text:style-name="P3"><text:span text:style-name="T2">&lt;</text:span><text:span text:style-name="T3">nav&gt;&lt;/nav&gt;</text:span><text:span text:style-name="T4"> = navegação- menu</text:span></text:p>
      <text:p text:style-name="P3"><text:span text:style-name="T2">&lt;main&gt; &lt;/main&gt;</text:span> = conteúdo principal</text:p>
      <text:p text:style-name="P3"><text:span text:style-name="T2">&lt;footer&gt; &lt;/footer&gt;</text:span> = rodapé</text:p>
      <text:p text:style-name="P3"><text:span text:style-name="T2">&lt;section&gt; &lt;/saction&gt;</text:span> = seção</text:p>
      <text:p text:style-name="P3"><text:span text:style-name="T2">&lt;article&gt; &lt;/article&gt;</text:span> = artigo</text:p>
      <text:p text:style-name="P3"><text:span text:style-name="T2">&lt;aside&gt; &lt;/aside&gt;</text:span> = periférico ao artigo (ex: dar crédito ao autor)</text:p>
      <text:p text:style-name="P3"/>
      <text:p text:style-name="P3"/>
      <text:p text:style-name="P3">…………………………</text:p>
      <text:p text:style-name="P3"/>
      <text:p text:style-name="P5">Shorthend - background</text:p>
      <text:p text:style-name="P6">color &gt; image &gt; position &gt; repeat &gt; [size] &gt; attachment</text:p>
      <text:p text:style-name="P4"/>
      <text:p text:style-name="P7">Segundo a especificação do W3C essa é a shorthend padrão é essa, porém o size não roda nos navegadores, tem que por separado</text:p>
      <text:p text:style-name="P7"/>
      <text:p text:style-name="P7">……………………………..</text:p>
      <text:p text:style-name="P10">(ex0022 – fundo007)</text:p>
      <text:p text:style-name="P10"/>
      <text:p text:style-name="P8">Centralizar Box dentro de outra (centralização Horizontal e Vertical)</text:p>
      <text:p text:style-name="P8"/>
      <text:p text:style-name="P9">Ex: <text:span text:style-name="T5">&lt;Div id=</text:span><text:span text:style-name="T6">’’conteiner’’</text:span><text:span text:style-name="T5">;&gt; </text:span></text:p>
      <text:p text:style-name="P11"><text:s text:c="14"/>&lt;articule id=<text:span text:style-name="T6">’’conteudo’’</text:span>;&gt;</text:p>
      <text:p text:style-name="P11"><text:s text:c="14"/>&lt;/articule&gt;</text:p>
      <text:p text:style-name="P11"><text:s text:c="7"/></text:p>
      <text:p text:style-name="P11"><text:s text:c="7"/>&lt;/Div&gt;</text:p>
      <text:p text:style-name="P11"/>
      <text:p text:style-name="P11">Em CSS </text:p>
      <text:p text:style-name="P11"/>
      <text:p text:style-name="P11">#conteiner {</text:p>
      <text:p text:style-name="P11"><text:s text:c="2"/>position: <text:span text:style-name="T6">relative</text:span>;</text:p>
      <text:p text:style-name="P11">}</text:p>
      <text:p text:style-name="P11"/>
      <text:p text:style-name="P11">#conteudo {</text:p>
      <text:p text:style-name="P11"><text:s text:c="2"/>position: <text:span text:style-name="T6">absolute</text:span>;</text:p>
      <text:p text:style-name="P11">left: <text:span text:style-name="T6">50%</text:span>;</text:p>
      <text:p text:style-name="P11">top: <text:span text:style-name="T6">50%;</text:span></text:p>
      <text:p text:style-name="P11">transform:<text:span text:style-name="T6"> translate(-50%, -50%)</text:span>;</text:p>
      <text:p text:style-name="P11">}</text:p>
      <text:p text:style-name="P12"><text:soft-page-break/>Obs: Com a <text:span text:style-name="T5">position:</text:span><text:span text:style-name="T6">absolute;</text:span> .Você conseguira mexer na altura e largura do box.</text:p>
      <text:p text:style-name="P12">E com o <text:span text:style-name="T5">transform</text:span> . Você conseguira centralizar o ponto de partida que por padrão vem no canto superior esquerdo do Bo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0:00:02.205626030</meta:creation-date>
    <dc:date>2024-04-17T21:16:07.209492703</dc:date>
    <meta:editing-duration>PT1H49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166" meta:character-count="1121" meta:non-whitespace-character-count="937"/>
  </office:meta>
</office:document-meta>
</file>